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1cm" draw:marker-start-width="0.076cm" draw:marker-end-width="0.076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1cm" draw:marker-start-width="0.076cm" draw:marker-end="Arrow" draw:marker-end-width="0.20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051cm" svg:stroke-color="#000000" draw:marker-start-width="0.076cm" draw:marker-end-width="0.076cm" draw:fill="none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26cm" svg:height="1.397cm" svg:x="1.889cm" svg:y="9.91cm">
          <text:p text:style-name="P1"><text:span text:style-name="T1">comman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3" draw:id="id3" draw:layer="layout" svg:width="4.826cm" svg:height="1.397cm" svg:x="1.889cm" svg:y="12.477cm">
          <text:p text:style-name="P1"><text:span text:style-name="T1">subsystem_inf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" draw:id="id2" draw:layer="layout" svg:width="5.461cm" svg:height="1.397cm" svg:x="8.747cm" svg:y="9.917cm">
          <text:p text:style-name="P1"><text:span text:style-name="T1">command_handling_lo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5.461cm" svg:height="1.397cm" svg:x="8.747cm" svg:y="12.477cm">
          <text:p text:style-name="P1"><text:span text:style-name="T1">subsystem_info_loo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4.826cm" svg:height="3.189cm" svg:x="1.889cm" svg:y="14.478cm">
          <text:p text:style-name="P1"><text:span text:style-name="T1">variance / fix</text:span></text:p>
          <text:p text:style-name="P1"><text:span text:style-name="T1">battery voltage</text:span></text:p>
          <text:p text:style-name="P1"><text:span text:style-name="T1">ppm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6" draw:id="id6" draw:layer="layout" svg:width="5.461cm" svg:height="1.397cm" svg:x="8.747cm" svg:y="14.971cm">
          <text:p text:style-name="P1"><text:span text:style-name="T1">monitoring loop (main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9" draw:id="id9" draw:layer="layout" svg:width="5.461cm" svg:height="1.397cm" svg:x="31.226cm" svg:y="12.481cm">
          <text:p text:style-name="P1"><text:span text:style-name="T1">mavlink a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30.264cm" svg:y1="9.844cm" svg:x2="30.264cm" svg:y2="16.875cm">
          <text:p/>
        </draw:line>
        <draw:connector draw:style-name="gr5" draw:text-style-name="P1" draw:layer="layout" svg:x1="6.224cm" svg:y1="10.609cm" svg:x2="8.747cm" svg:y2="10.616cm" draw:start-shape="id1" draw:start-glue-point="9" draw:end-shape="id2" draw:end-glue-point="5" svg:d="m6224 10609h1507v7h1016">
          <text:p/>
        </draw:connector>
        <draw:connector draw:style-name="gr5" draw:text-style-name="P1" draw:layer="layout" svg:x1="6.224cm" svg:y1="13.176cm" svg:x2="8.747cm" svg:y2="13.176cm" draw:start-shape="id3" draw:start-glue-point="9" draw:end-shape="id4" draw:end-glue-point="5" svg:d="m6224 13176h2523">
          <text:p/>
        </draw:connector>
        <draw:connector draw:style-name="gr5" draw:text-style-name="P1" draw:layer="layout" draw:line-skew="-0.635cm" svg:x1="6.224cm" svg:y1="16.073cm" svg:x2="8.747cm" svg:y2="15.67cm" draw:start-shape="id5" draw:start-glue-point="9" draw:end-shape="id6" draw:end-glue-point="5" svg:d="m6224 16073h872v-403h1651">
          <text:p/>
        </draw:connector>
        <draw:custom-shape draw:style-name="gr6" draw:text-style-name="P2" xml:id="id7" draw:id="id7" draw:layer="layout" svg:width="5.461cm" svg:height="1.397cm" svg:x="17.027cm" svg:y="12.481cm">
          <text:p text:style-name="P1"><text:span text:style-name="T1">state machine handl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14.208cm" svg:y1="10.616cm" svg:x2="17.027cm" svg:y2="13.18cm" draw:start-shape="id2" draw:start-glue-point="7" draw:end-shape="id7" draw:end-glue-point="5" svg:d="m14208 10616h1409v2564h1410">
          <text:p/>
        </draw:connector>
        <draw:connector draw:style-name="gr5" draw:text-style-name="P1" draw:layer="layout" svg:x1="14.208cm" svg:y1="13.176cm" svg:x2="17.027cm" svg:y2="13.18cm" draw:start-shape="id4" draw:start-glue-point="7" draw:end-shape="id7" draw:end-glue-point="5" svg:d="m14208 13176h1409v4h1410">
          <text:p/>
        </draw:connector>
        <draw:connector draw:style-name="gr5" draw:text-style-name="P1" draw:layer="layout" svg:x1="14.208cm" svg:y1="15.67cm" svg:x2="17.027cm" svg:y2="13.18cm" draw:start-shape="id6" draw:start-glue-point="7" draw:end-shape="id7" draw:end-glue-point="5" svg:d="m14208 15670h1409v-2490h1410">
          <text:p/>
        </draw:connector>
        <draw:connector draw:style-name="gr5" draw:text-style-name="P1" draw:layer="layout" svg:x1="22.488cm" svg:y1="13.18cm" svg:x2="23.868cm" svg:y2="13.186cm" draw:start-shape="id7" draw:start-glue-point="7" draw:end-shape="id8" draw:end-glue-point="5" svg:d="m22488 13180h690v6h690">
          <text:p/>
        </draw:connector>
        <draw:connector draw:style-name="gr5" draw:text-style-name="P1" draw:layer="layout" svg:x1="29.329cm" svg:y1="13.186cm" svg:x2="31.226cm" svg:y2="13.18cm" draw:start-shape="id8" draw:start-glue-point="7" draw:end-shape="id9" draw:end-glue-point="5" svg:d="m29329 13186h948v-6h949">
          <text:p/>
        </draw:connector>
        <draw:custom-shape draw:style-name="gr6" draw:text-style-name="P2" xml:id="id8" draw:id="id8" draw:layer="layout" svg:width="5.461cm" svg:height="1.397cm" svg:x="23.868cm" svg:y="12.487cm">
          <text:p text:style-name="P1"><text:span text:style-name="T1">state machine publish (uORB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Gubler</meta:initial-creator>
    <meta:creation-date>2012-04-18T14:25:49</meta:creation-date>
    <dc:date>2012-08-19T14:19:17</dc:date>
    <dc:creator>Thomas Gubler</dc:creator>
    <meta:editing-duration>PT1H44M33S</meta:editing-duration>
    <meta:editing-cycles>31</meta:editing-cycles>
    <meta:generator>LibreOffice/3.5$Linux_X86_64 LibreOffice_project/350m1$Build-2</meta:generator>
    <meta:document-statistic meta:object-count="18"/>
  </office:meta>
</office:document-meta>
</file>